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I’</text:p>
          </table:table-cell>
          <table:table-cell office:value-type="string" calcext:value-type="string">
            <text:p>2-11</text:p>
          </table:table-cell>
          <table:table-cell table:style-name="Default" office:value-type="string" calcext:value-type="string">
            <text:p>2-12</text:p>
          </table:table-cell>
          <table:table-cell office:value-type="string" calcext:value-type="string">
            <text:p>2-22</text:p>
          </table:table-cell>
          <table:table-cell office:value-type="string" calcext:value-type="string">
            <text:p>4-22</text:p>
          </table:table-cell>
          <table:table-cell office:value-type="string" calcext:value-type="string">
            <text:p>4-23</text:p>
          </table:table-cell>
          <table:table-cell office:value-type="string" calcext:value-type="string">
            <text:p>4-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7017" calcext:value-type="float">
            <text:p>0.7017</text:p>
          </table:table-cell>
          <table:table-cell table:style-name="Default"/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-0.3536" calcext:value-type="float">
            <text:p>-0.3536</text:p>
          </table:table-cell>
          <table:table-cell office:value-type="float" office:value="-1.0607" calcext:value-type="float">
            <text:p>-1.0607</text:p>
          </table:table-cell>
          <table:table-cell office:value-type="float" office:value="-0.3536" calcext:value-type="float">
            <text:p>-0.3536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707" calcext:value-type="float">
            <text:p>0.0707</text:p>
          </table:table-cell>
          <table:table-cell office:value-type="float" office:value="0.4743" calcext:value-type="float">
            <text:p>0.4743</text:p>
          </table:table-cell>
          <table:table-cell office:value-type="float" office:value="0.3536" calcext:value-type="float">
            <text:p>0.3536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-0.5976" calcext:value-type="float">
            <text:p>-0.5976</text:p>
          </table:table-cell>
          <table:table-cell office:value-type="float" office:value="-1.069" calcext:value-type="float">
            <text:p>-1.069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0.3354" calcext:value-type="float">
            <text:p>-0.3354</text:p>
          </table:table-cell>
          <table:table-cell office:value-type="float" office:value="-0.9354" calcext:value-type="float">
            <text:p>-0.9354</text:p>
          </table:table-cell>
          <table:table-cell office:value-type="float" office:value="-0.2988" calcext:value-type="float">
            <text:p>-0.2988</text:p>
          </table:table-cell>
          <table:table-cell office:value-type="float" office:value="0.7127" calcext:value-type="float">
            <text:p>0.7127</text:p>
          </table:table-cell>
          <table:table-cell office:value-type="float" office:value="0.996" calcext:value-type="float">
            <text:p>0.996</text:p>
          </table:table-cell>
          <table:table-cell office:value-type="float" office:value="0.0891" calcext:value-type="float">
            <text:p>0.089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-0.4183" calcext:value-type="float">
            <text:p>-0.4183</text:p>
          </table:table-cell>
          <table:table-cell office:value-type="float" office:value="-0.6124" calcext:value-type="float">
            <text:p>-0.6124</text:p>
          </table:table-cell>
          <table:table-cell office:value-type="float" office:value="0.1281" calcext:value-type="float">
            <text:p>0.1281</text:p>
          </table:table-cell>
          <table:table-cell office:value-type="float" office:value="-0.3054" calcext:value-type="float">
            <text:p>-0.3054</text:p>
          </table:table-cell>
          <table:table-cell office:value-type="float" office:value="-0.7986" calcext:value-type="float">
            <text:p>-0.7986</text:p>
          </table:table-cell>
          <table:table-cell office:value-type="float" office:value="-0.1336" calcext:value-type="float">
            <text:p>-0.133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1195" calcext:value-type="float">
            <text:p>0.1195</text:p>
          </table:table-cell>
          <table:table-cell office:value-type="float" office:value="0.6547" calcext:value-type="float">
            <text:p>0.6547</text:p>
          </table:table-cell>
          <table:table-cell office:value-type="float" office:value="0.3415" calcext:value-type="float">
            <text:p>0.3415</text:p>
          </table:table-cell>
          <table:table-cell office:value-type="float" office:value="0.0764" calcext:value-type="float">
            <text:p>0.0764</text:p>
          </table:table-cell>
          <table:table-cell office:value-type="float" office:value="0.326" calcext:value-type="float">
            <text:p>0.326</text:p>
          </table:table-cell>
          <table:table-cell office:value-type="float" office:value="0.0891" calcext:value-type="float">
            <text:p>0.08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-0.1707" calcext:value-type="float">
            <text:p>-0.1707</text:p>
          </table:table-cell>
          <table:table-cell office:value-type="float" office:value="-0.0085" calcext:value-type="float">
            <text:p>-0.0085</text:p>
          </table:table-cell>
          <table:table-cell office:value-type="float" office:value="-0.0627" calcext:value-type="float">
            <text:p>-0.0627</text:p>
          </table:table-cell>
          <table:table-cell office:value-type="float" office:value="-0.0297" calcext:value-type="float">
            <text:p>-0.029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-0.4477" calcext:value-type="float">
            <text:p>-0.4477</text:p>
          </table:table-cell>
          <table:table-cell office:value-type="float" office:value="-0.3044" calcext:value-type="float">
            <text:p>-0.3044</text:p>
          </table:table-cell>
          <table:table-cell office:value-type="float" office:value="0.9004" calcext:value-type="float">
            <text:p>0.9004</text:p>
          </table:table-cell>
          <table:table-cell office:value-type="float" office:value="-0.0484" calcext:value-type="float">
            <text:p>-0.048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.3134" calcext:value-type="float">
            <text:p>0.3134</text:p>
          </table:table-cell>
          <table:table-cell office:value-type="float" office:value="-0.9402" calcext:value-type="float">
            <text:p>-0.9402</text:p>
          </table:table-cell>
          <table:table-cell office:value-type="float" office:value="-0.0448" calcext:value-type="float">
            <text:p>-0.0448</text:p>
          </table:table-cell>
          <table:table-cell office:value-type="float" office:value="0.6088" calcext:value-type="float">
            <text:p>0.6088</text:p>
          </table:table-cell>
          <table:table-cell office:value-type="float" office:value="-0.3035" calcext:value-type="float">
            <text:p>-0.3035</text:p>
          </table:table-cell>
          <table:table-cell office:value-type="float" office:value="-0.1013" calcext:value-type="float">
            <text:p>-0.1013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-0.4387" calcext:value-type="float">
            <text:p>-0.4387</text:p>
          </table:table-cell>
          <table:table-cell office:value-type="float" office:value="-0.3354" calcext:value-type="float">
            <text:p>-0.3354</text:p>
          </table:table-cell>
          <table:table-cell office:value-type="float" office:value="0.2646" calcext:value-type="float">
            <text:p>0.2646</text:p>
          </table:table-cell>
          <table:table-cell office:value-type="float" office:value="-0.4981" calcext:value-type="float">
            <text:p>-0.4981</text:p>
          </table:table-cell>
          <table:table-cell office:value-type="float" office:value="-0.6139" calcext:value-type="float">
            <text:p>-0.6139</text:p>
          </table:table-cell>
          <table:table-cell office:value-type="float" office:value="0.0132" calcext:value-type="float">
            <text:p>0.013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18">00/00/0000</text:date>, <text:time style:data-style-name="N2" text:time-value="23:03:17.83798794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8T21:53:17.098321094</meta:creation-date>
    <dc:date>2024-12-18T23:37:19.085976577</dc:date>
    <meta:editing-duration>PT44M44S</meta:editing-duration>
    <meta:editing-cycles>7</meta:editing-cycles>
    <meta:generator>LibreOffice/24.8.3.2$Linux_X86_64 LibreOffice_project/480$Build-2</meta:generator>
    <meta:document-statistic meta:table-count="1" meta:cell-count="77" meta:object-count="0"/>
  </office:meta>
</office:document-meta>
</file>